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tillium Web" svg:font-family="Titillium Web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2" style:master-page-name="MP0" style:family="paragraph">
      <style:paragraph-properties fo:break-before="page"/>
      <style:text-properties style:font-name="Titillium Web" fo:font-weight="normal" style:font-weight-asian="normal" fo:color="#3F5348"/>
    </style:style>
    <style:style style:name="P2" style:parent-style-name="Textbody" style:family="paragraph">
      <style:paragraph-properties fo:widows="2" fo:orphans="2" fo:margin-bottom="0in"/>
    </style:style>
    <style:style style:name="T3" style:parent-style-name="Fuentedepárrafopredeter." style:family="text">
      <style:text-properties style:font-name="Titillium Web" fo:color="#000000" fo:font-size="10.5pt" style:font-size-asian="10.5pt"/>
    </style:style>
    <style:style style:name="T4" style:parent-style-name="StrongEmphasis" style:family="text">
      <style:text-properties style:font-name="Titillium Web" fo:color="#000000" fo:font-size="10.5pt" style:font-size-asian="10.5pt"/>
    </style:style>
    <style:style style:name="T5" style:parent-style-name="Fuentedepárrafopredeter." style:family="text">
      <style:text-properties style:font-name="Titillium Web" fo:color="#000000" fo:font-size="10.5pt" style:font-size-asian="10.5pt"/>
    </style:style>
    <style:style style:name="P6" style:parent-style-name="Textbody" style:family="paragraph">
      <style:paragraph-properties fo:widows="2" fo:orphans="2" fo:margin-bottom="0in"/>
    </style:style>
    <style:style style:name="T7" style:parent-style-name="Fuentedepárrafopredeter." style:family="text">
      <style:text-properties style:font-name="Titillium Web" fo:color="#800000" fo:font-size="10.5pt" style:font-size-asian="10.5pt" fo:background-color="#FFFF00"/>
    </style:style>
    <style:style style:name="T8" style:parent-style-name="Fuentedepárrafopredeter." style:family="text">
      <style:text-properties style:font-name="Titillium Web" fo:color="#800000" fo:font-size="10.5pt" style:font-size-asian="10.5pt" fo:background-color="#FFFF00"/>
    </style:style>
    <style:style style:name="T9" style:parent-style-name="Fuentedepárrafopredeter." style:family="text">
      <style:text-properties style:font-name="Titillium Web" fo:color="#000000" fo:font-size="10.5pt" style:font-size-asian="10.5pt"/>
    </style:style>
    <style:style style:name="T10" style:parent-style-name="Fuentedepárrafopredeter." style:family="text">
      <style:text-properties style:font-name="Titillium Web" fo:color="#000000" fo:font-size="10.5pt" style:font-size-asian="10.5pt"/>
    </style:style>
    <style:style style:name="P11" style:parent-style-name="Standard" style:family="paragraph">
      <style:paragraph-properties style:text-autospace="none"/>
    </style:style>
    <style:style style:name="T12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13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14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15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16" style:parent-style-name="Standard" style:family="paragraph">
      <style:paragraph-properties style:text-autospace="none"/>
    </style:style>
    <style:style style:name="T17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18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19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20" style:parent-style-name="Standard" style:family="paragraph">
      <style:paragraph-properties style:text-autospace="none"/>
    </style:style>
    <style:style style:name="T21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22" style:parent-style-name="Standard" style:family="paragraph">
      <style:paragraph-properties style:text-autospace="none"/>
    </style:style>
    <style:style style:name="P23" style:parent-style-name="Standard" style:family="paragraph">
      <style:paragraph-properties style:text-autospace="none"/>
    </style:style>
    <style:style style:name="T24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25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6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27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28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29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30" style:parent-style-name="Standard" style:family="paragraph">
      <style:paragraph-properties style:text-autospace="none"/>
    </style:style>
    <style:style style:name="T31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32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3" style:parent-style-name="Fuentedepárrafopredeter." style:family="text">
      <style:text-properties style:font-name="Consolas" style:font-name-asian="Consolas" style:font-name-complex="Consolas" fo:color="#0000C0" fo:font-size="10pt" style:font-size-asian="10pt" style:font-size-complex="10pt"/>
    </style:style>
    <style:style style:name="T34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35" style:parent-style-name="Standard" style:family="paragraph">
      <style:paragraph-properties style:text-autospace="none"/>
    </style:style>
    <style:style style:name="T36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37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38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39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0" style:parent-style-name="Fuentedepárrafopredeter." style:family="text">
      <style:text-properties style:font-name="Consolas" style:font-name-asian="Consolas" style:font-name-complex="Consolas" fo:color="#0000C0" fo:font-size="10pt" style:font-size-asian="10pt" style:font-size-complex="10pt"/>
    </style:style>
    <style:style style:name="T41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42" style:parent-style-name="Standard" style:family="paragraph">
      <style:paragraph-properties style:text-autospace="none"/>
      <style:text-properties style:font-name="Consolas" style:font-name-asian="Consolas" style:font-name-complex="Consolas" fo:font-size="10pt" style:font-size-asian="10pt" style:font-size-complex="10pt"/>
    </style:style>
    <style:style style:name="P43" style:parent-style-name="Standard" style:family="paragraph">
      <style:paragraph-properties style:text-autospace="none"/>
    </style:style>
    <style:style style:name="T44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45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6" style:parent-style-name="Fuentedepárrafopredeter.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47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48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49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50" style:parent-style-name="Fuentedepárrafopredeter.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51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52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53" style:parent-style-name="Standard" style:family="paragraph">
      <style:paragraph-properties style:text-autospace="none"/>
    </style:style>
    <style:style style:name="T54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55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56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57" style:parent-style-name="Fuentedepárrafopredeter." style:family="text">
      <style:text-properties style:font-name="Consolas" style:font-name-asian="Consolas" style:font-name-complex="Consolas" fo:color="#0000C0" fo:font-size="10pt" style:font-size-asian="10pt" style:font-size-complex="10pt"/>
    </style:style>
    <style:style style:name="T58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59" style:parent-style-name="Fuentedepárrafopredeter.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60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61" style:parent-style-name="Standard" style:family="paragraph">
      <style:paragraph-properties style:text-autospace="none"/>
    </style:style>
    <style:style style:name="T62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63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64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65" style:parent-style-name="Fuentedepárrafopredeter." style:family="text">
      <style:text-properties style:font-name="Consolas" style:font-name-asian="Consolas" style:font-name-complex="Consolas" fo:color="#0000C0" fo:font-size="10pt" style:font-size-asian="10pt" style:font-size-complex="10pt"/>
    </style:style>
    <style:style style:name="T66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T67" style:parent-style-name="Fuentedepárrafopredeter." style:family="text">
      <style:text-properties style:font-name="Consolas" style:font-name-asian="Consolas" style:font-name-complex="Consolas" fo:color="#6A3E3E" fo:font-size="10pt" style:font-size-asian="10pt" style:font-size-complex="10pt"/>
    </style:style>
    <style:style style:name="T68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69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70" style:parent-style-name="Standard" style:family="paragraph">
      <style:paragraph-properties style:text-autospace="none"/>
    </style:style>
    <style:style style:name="T71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72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73" style:parent-style-name="Standard" style:family="paragraph">
      <style:paragraph-properties style:text-autospace="none"/>
    </style:style>
    <style:style style:name="T74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75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76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77" style:parent-style-name="Fuentedepárrafopredeter." style:family="text">
      <style:text-properties style:font-name="Consolas" style:font-name-asian="Consolas" style:font-name-complex="Consolas" fo:color="#0000C0" fo:font-size="10pt" style:font-size-asian="10pt" style:font-size-complex="10pt" fo:language="en" fo:country="US"/>
    </style:style>
    <style:style style:name="T78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79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80" style:parent-style-name="Standard" style:family="paragraph">
      <style:paragraph-properties style:text-autospace="none"/>
    </style:style>
    <style:style style:name="T81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82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83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84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85" style:parent-style-name="Fuentedepárrafopredeter." style:family="text">
      <style:text-properties style:font-name="Consolas" style:font-name-asian="Consolas" style:font-name-complex="Consolas" fo:color="#6A3E3E" fo:font-size="10pt" style:font-size-asian="10pt" style:font-size-complex="10pt" fo:language="en" fo:country="US"/>
    </style:style>
    <style:style style:name="T86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87" style:parent-style-name="Standard" style:family="paragraph">
      <style:paragraph-properties style:text-autospace="none"/>
    </style:style>
    <style:style style:name="T88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89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90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91" style:parent-style-name="Fuentedepárrafopredeter." style:family="text">
      <style:text-properties style:font-name="Consolas" style:font-name-asian="Consolas" style:font-name-complex="Consolas" fo:color="#0000C0" fo:font-size="10pt" style:font-size-asian="10pt" style:font-size-complex="10pt" fo:language="en" fo:country="US"/>
    </style:style>
    <style:style style:name="T92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93" style:parent-style-name="Fuentedepárrafopredeter." style:family="text">
      <style:text-properties style:font-name="Consolas" style:font-name-asian="Consolas" style:font-name-complex="Consolas" fo:color="#6A3E3E" fo:font-size="10pt" style:font-size-asian="10pt" style:font-size-complex="10pt" fo:language="en" fo:country="US"/>
    </style:style>
    <style:style style:name="T94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95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96" style:parent-style-name="Standard" style:family="paragraph">
      <style:paragraph-properties style:text-autospace="none"/>
    </style:style>
    <style:style style:name="T97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98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99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100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101" style:parent-style-name="Standard" style:family="paragraph">
      <style:paragraph-properties style:text-autospace="none"/>
    </style:style>
    <style:style style:name="T102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03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104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05" style:parent-style-name="Fuentedepárrafopredeter." style:family="text">
      <style:text-properties style:font-name="Consolas" style:font-name-asian="Consolas" style:font-name-complex="Consolas" fo:color="#0000C0" fo:font-size="10pt" style:font-size-asian="10pt" style:font-size-complex="10pt" fo:language="en" fo:country="US"/>
    </style:style>
    <style:style style:name="T106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107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108" style:parent-style-name="Standard" style:family="paragraph">
      <style:paragraph-properties style:text-autospace="none"/>
    </style:style>
    <style:style style:name="T109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110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11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112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13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114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15" style:parent-style-name="Fuentedepárrafopredeter." style:family="text">
      <style:text-properties style:font-name="Consolas" style:font-name-asian="Consolas" style:font-name-complex="Consolas" fo:color="#6A3E3E" fo:font-size="10pt" style:font-size-asian="10pt" style:font-size-complex="10pt" fo:language="en" fo:country="US"/>
    </style:style>
    <style:style style:name="T116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117" style:parent-style-name="Standard" style:family="paragraph">
      <style:paragraph-properties style:text-autospace="none"/>
    </style:style>
    <style:style style:name="T118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19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120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21" style:parent-style-name="Fuentedepárrafopredeter." style:family="text">
      <style:text-properties style:font-name="Consolas" style:font-name-asian="Consolas" style:font-name-complex="Consolas" fo:color="#0000C0" fo:font-size="10pt" style:font-size-asian="10pt" style:font-size-complex="10pt" fo:language="en" fo:country="US"/>
    </style:style>
    <style:style style:name="T122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23" style:parent-style-name="Fuentedepárrafopredeter." style:family="text">
      <style:text-properties style:font-name="Consolas" style:font-name-asian="Consolas" style:font-name-complex="Consolas" fo:color="#6A3E3E" fo:font-size="10pt" style:font-size-asian="10pt" style:font-size-complex="10pt" fo:language="en" fo:country="US"/>
    </style:style>
    <style:style style:name="T124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125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126" style:parent-style-name="Standard" style:family="paragraph">
      <style:paragraph-properties style:text-autospace="none"/>
    </style:style>
    <style:style style:name="T127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28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129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30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background-color="#D4D4D4" fo:language="en" fo:country="US"/>
    </style:style>
    <style:style style:name="T131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132" style:parent-style-name="Standard" style:family="paragraph">
      <style:paragraph-properties style:text-autospace="none"/>
    </style:style>
    <style:style style:name="T133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34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background-color="#D4D4D4" fo:language="en" fo:country="US"/>
    </style:style>
    <style:style style:name="T135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background-color="#D4D4D4" fo:language="en" fo:country="US"/>
    </style:style>
    <style:style style:name="T136" style:parent-style-name="Fuentedepárrafopredeter." style:family="text">
      <style:text-properties style:font-name="Consolas" style:font-name-asian="Consolas" style:font-name-complex="Consolas" fo:color="#0000C0" fo:font-size="10pt" style:font-size-asian="10pt" style:font-size-complex="10pt" fo:background-color="#D4D4D4" fo:language="en" fo:country="US"/>
    </style:style>
    <style:style style:name="T137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background-color="#D4D4D4" fo:language="en" fo:country="US"/>
    </style:style>
    <style:style style:name="P138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139" style:parent-style-name="Standard" style:family="paragraph">
      <style:paragraph-properties style:text-autospace="none"/>
    </style:style>
    <style:style style:name="T140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141" style:parent-style-name="Standard" style:family="paragraph">
      <style:paragraph-properties style:text-autospace="none"/>
      <style:text-properties fo:language="en" fo:country="US"/>
    </style:style>
    <style:style style:name="P142" style:parent-style-name="Standard" style:family="paragraph">
      <style:paragraph-properties style:text-autospace="none"/>
      <style:text-properties fo:language="en" fo:country="US"/>
    </style:style>
    <style:style style:name="P143" style:parent-style-name="Standard" style:family="paragraph">
      <style:paragraph-properties style:text-autospace="none"/>
    </style:style>
    <style:style style:name="T144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145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46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147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48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149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150" style:parent-style-name="Standard" style:family="paragraph">
      <style:paragraph-properties style:text-autospace="none"/>
    </style:style>
    <style:style style:name="T151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152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53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154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55" style:parent-style-name="Fuentedepárrafopredeter." style:family="text">
      <style:text-properties style:font-name="Consolas" style:font-name-asian="Consolas" style:font-name-complex="Consolas" fo:color="#0000C0" fo:font-size="10pt" style:font-size-asian="10pt" style:font-size-complex="10pt" fo:language="en" fo:country="US"/>
    </style:style>
    <style:style style:name="T156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157" style:parent-style-name="Standard" style:family="paragraph">
      <style:paragraph-properties style:text-autospace="none"/>
      <style:text-properties style:font-name="Consolas" style:font-name-asian="Consolas" style:font-name-complex="Consolas" fo:font-size="10pt" style:font-size-asian="10pt" style:font-size-complex="10pt" fo:language="en" fo:country="US"/>
    </style:style>
    <style:style style:name="P158" style:parent-style-name="Standard" style:family="paragraph">
      <style:paragraph-properties style:text-autospace="none"/>
    </style:style>
    <style:style style:name="T159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160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61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162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63" style:parent-style-name="Fuentedepárrafopredeter." style:family="text">
      <style:text-properties style:font-name="Consolas" style:font-name-asian="Consolas" style:font-name-complex="Consolas" fo:color="#6A3E3E" fo:font-size="10pt" style:font-size-asian="10pt" style:font-size-complex="10pt" fo:language="en" fo:country="US"/>
    </style:style>
    <style:style style:name="T164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165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166" style:parent-style-name="Standard" style:family="paragraph">
      <style:paragraph-properties style:text-autospace="none"/>
    </style:style>
    <style:style style:name="T167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68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169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70" style:parent-style-name="Fuentedepárrafopredeter." style:family="text">
      <style:text-properties style:font-name="Consolas" style:font-name-asian="Consolas" style:font-name-complex="Consolas" fo:color="#0000C0" fo:font-size="10pt" style:font-size-asian="10pt" style:font-size-complex="10pt" fo:language="en" fo:country="US"/>
    </style:style>
    <style:style style:name="T171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72" style:parent-style-name="Fuentedepárrafopredeter." style:family="text">
      <style:text-properties style:font-name="Consolas" style:font-name-asian="Consolas" style:font-name-complex="Consolas" fo:color="#6A3E3E" fo:font-size="10pt" style:font-size-asian="10pt" style:font-size-complex="10pt" fo:language="en" fo:country="US"/>
    </style:style>
    <style:style style:name="T173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174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175" style:parent-style-name="Standard" style:family="paragraph">
      <style:paragraph-properties style:text-autospace="none"/>
      <style:text-properties style:font-name="Consolas" style:font-name-asian="Consolas" style:font-name-complex="Consolas" fo:font-size="10pt" style:font-size-asian="10pt" style:font-size-complex="10pt" fo:language="en" fo:country="US"/>
    </style:style>
    <style:style style:name="P176" style:parent-style-name="Standard" style:family="paragraph">
      <style:paragraph-properties style:text-autospace="none"/>
    </style:style>
    <style:style style:name="T177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178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79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180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181" style:parent-style-name="Standard" style:family="paragraph">
      <style:paragraph-properties style:text-autospace="none"/>
    </style:style>
    <style:style style:name="T182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83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184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85" style:parent-style-name="Fuentedepárrafopredeter." style:family="text">
      <style:text-properties style:font-name="Consolas" style:font-name-asian="Consolas" style:font-name-complex="Consolas" fo:color="#0000C0" fo:font-size="10pt" style:font-size-asian="10pt" style:font-size-complex="10pt" fo:language="en" fo:country="US"/>
    </style:style>
    <style:style style:name="T186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187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188" style:parent-style-name="Standard" style:family="paragraph">
      <style:paragraph-properties style:text-autospace="none"/>
      <style:text-properties style:font-name="Consolas" style:font-name-asian="Consolas" style:font-name-complex="Consolas" fo:font-size="10pt" style:font-size-asian="10pt" style:font-size-complex="10pt" fo:language="en" fo:country="US"/>
    </style:style>
    <style:style style:name="P189" style:parent-style-name="Standard" style:family="paragraph">
      <style:paragraph-properties style:text-autospace="none"/>
    </style:style>
    <style:style style:name="T190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191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92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193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94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195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196" style:parent-style-name="Fuentedepárrafopredeter." style:family="text">
      <style:text-properties style:font-name="Consolas" style:font-name-asian="Consolas" style:font-name-complex="Consolas" fo:color="#6A3E3E" fo:font-size="10pt" style:font-size-asian="10pt" style:font-size-complex="10pt" fo:language="en" fo:country="US"/>
    </style:style>
    <style:style style:name="T197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198" style:parent-style-name="Standard" style:family="paragraph">
      <style:paragraph-properties style:text-autospace="none"/>
    </style:style>
    <style:style style:name="T199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200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201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202" style:parent-style-name="Fuentedepárrafopredeter." style:family="text">
      <style:text-properties style:font-name="Consolas" style:font-name-asian="Consolas" style:font-name-complex="Consolas" fo:color="#0000C0" fo:font-size="10pt" style:font-size-asian="10pt" style:font-size-complex="10pt" fo:language="en" fo:country="US"/>
    </style:style>
    <style:style style:name="T203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204" style:parent-style-name="Fuentedepárrafopredeter." style:family="text">
      <style:text-properties style:font-name="Consolas" style:font-name-asian="Consolas" style:font-name-complex="Consolas" fo:color="#6A3E3E" fo:font-size="10pt" style:font-size-asian="10pt" style:font-size-complex="10pt" fo:language="en" fo:country="US"/>
    </style:style>
    <style:style style:name="T205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206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207" style:parent-style-name="Standard" style:family="paragraph">
      <style:paragraph-properties style:text-autospace="none"/>
    </style:style>
    <style:style style:name="T208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209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210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211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212" style:parent-style-name="Standard" style:family="paragraph">
      <style:paragraph-properties style:text-autospace="none"/>
    </style:style>
    <style:style style:name="T213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214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215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216" style:parent-style-name="Fuentedepárrafopredeter." style:family="text">
      <style:text-properties style:font-name="Consolas" style:font-name-asian="Consolas" style:font-name-complex="Consolas" fo:color="#0000C0" fo:font-size="10pt" style:font-size-asian="10pt" style:font-size-complex="10pt" fo:language="en" fo:country="US"/>
    </style:style>
    <style:style style:name="T217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218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219" style:parent-style-name="Standard" style:family="paragraph">
      <style:paragraph-properties style:text-autospace="none"/>
    </style:style>
    <style:style style:name="T220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221" style:parent-style-name="Standard" style:family="paragraph">
      <style:paragraph-properties style:text-autospace="none"/>
      <style:text-properties fo:language="en" fo:country="US"/>
    </style:style>
    <style:style style:name="P222" style:parent-style-name="Standard" style:family="paragraph">
      <style:paragraph-properties style:text-autospace="none"/>
      <style:text-properties fo:language="en" fo:country="US"/>
    </style:style>
    <style:style style:name="P223" style:parent-style-name="Standard" style:family="paragraph">
      <style:paragraph-properties style:text-autospace="none"/>
    </style:style>
    <style:style style:name="T224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225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226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227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228" style:parent-style-name="Standard" style:family="paragraph">
      <style:paragraph-properties style:text-autospace="none"/>
      <style:text-properties style:font-name="Consolas" style:font-name-asian="Consolas" style:font-name-complex="Consolas" fo:font-size="10pt" style:font-size-asian="10pt" style:font-size-complex="10pt" fo:language="en" fo:country="US"/>
    </style:style>
    <style:style style:name="P229" style:parent-style-name="Standard" style:family="paragraph">
      <style:paragraph-properties style:text-autospace="none"/>
    </style:style>
    <style:style style:name="T230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231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232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233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234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235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236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237" style:parent-style-name="Fuentedepárrafopredeter." style:family="text">
      <style:text-properties style:font-name="Consolas" style:font-name-asian="Consolas" style:font-name-complex="Consolas" fo:color="#6A3E3E" fo:font-size="10pt" style:font-size-asian="10pt" style:font-size-complex="10pt" fo:language="en" fo:country="US"/>
    </style:style>
    <style:style style:name="T238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P239" style:parent-style-name="Standard" style:family="paragraph">
      <style:paragraph-properties style:text-autospace="none"/>
    </style:style>
    <style:style style:name="T240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241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242" style:parent-style-name="Fuentedepárrafopredeter." style:family="text">
      <style:text-properties style:font-name="Consolas" style:font-name-asian="Consolas" style:font-name-complex="Consolas" fo:color="#3F7F5F" fo:font-size="10pt" style:font-size-asian="10pt" style:font-size-complex="10pt" fo:language="en" fo:country="US"/>
    </style:style>
    <style:style style:name="T243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9FBF" fo:font-size="10pt" style:font-size-asian="10pt" style:font-size-complex="10pt" fo:language="en" fo:country="US"/>
    </style:style>
    <style:style style:name="T244" style:parent-style-name="Fuentedepárrafopredeter." style:family="text">
      <style:text-properties style:font-name="Consolas" style:font-name-asian="Consolas" style:font-name-complex="Consolas" fo:color="#3F7F5F" fo:font-size="10pt" style:font-size-asian="10pt" style:font-size-complex="10pt" fo:language="en" fo:country="US"/>
    </style:style>
    <style:style style:name="P245" style:parent-style-name="Standard" style:family="paragraph">
      <style:paragraph-properties style:text-autospace="none"/>
    </style:style>
    <style:style style:name="T246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background-color="#00FF00" fo:language="en" fo:country="US"/>
    </style:style>
    <style:style style:name="T247" style:parent-style-name="Fuentedepárrafopredeter." style:family="text">
      <style:text-properties style:font-name="Consolas" style:font-name-asian="Consolas" style:font-name-complex="Consolas" fo:color="#6A3E3E" fo:font-size="10pt" style:font-size-asian="10pt" style:font-size-complex="10pt" fo:background-color="#00FF00" fo:language="en" fo:country="US"/>
    </style:style>
    <style:style style:name="T248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background-color="#00FF00" fo:language="en" fo:country="US"/>
    </style:style>
    <style:style style:name="T249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background-color="#00FF00" fo:language="en" fo:country="US"/>
    </style:style>
    <style:style style:name="T250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background-color="#00FF00" fo:language="en" fo:country="US"/>
    </style:style>
    <style:style style:name="T251" style:parent-style-name="Fuentedepárrafopredeter." style:family="text">
      <style:text-properties style:font-name="Consolas" style:font-name-asian="Consolas" style:font-name-complex="Consolas" fo:color="#2A00FF" fo:font-size="10pt" style:font-size-asian="10pt" style:font-size-complex="10pt" fo:background-color="#00FF00" fo:language="en" fo:country="US"/>
    </style:style>
    <style:style style:name="T252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background-color="#00FF00" fo:language="en" fo:country="US"/>
    </style:style>
    <style:style style:name="P253" style:parent-style-name="Standard" style:family="paragraph">
      <style:paragraph-properties style:text-autospace="none"/>
    </style:style>
    <style:style style:name="T254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background-color="#00FF00" fo:language="en" fo:country="US"/>
    </style:style>
    <style:style style:name="T255" style:parent-style-name="Fuentedepárrafopredeter." style:family="text">
      <style:text-properties style:font-name="Consolas" style:font-name-asian="Consolas" style:font-name-complex="Consolas" fo:color="#6A3E3E" fo:font-size="10pt" style:font-size-asian="10pt" style:font-size-complex="10pt" fo:background-color="#00FF00" fo:language="en" fo:country="US"/>
    </style:style>
    <style:style style:name="T256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background-color="#00FF00" fo:language="en" fo:country="US"/>
    </style:style>
    <style:style style:name="T257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font-size="10pt" style:font-size-asian="10pt" style:font-size-complex="10pt" fo:background-color="#00FF00" fo:language="en" fo:country="US"/>
    </style:style>
    <style:style style:name="T258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background-color="#00FF00" fo:language="en" fo:country="US"/>
    </style:style>
    <style:style style:name="P259" style:parent-style-name="Standard" style:family="paragraph">
      <style:paragraph-properties style:text-autospace="none"/>
    </style:style>
    <style:style style:name="T260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background-color="#00FF00" fo:language="en" fo:country="US"/>
    </style:style>
    <style:style style:name="T261" style:parent-style-name="Fuentedepárrafopredeter." style:family="text">
      <style:text-properties style:font-name="Consolas" style:font-name-asian="Consolas" style:font-name-complex="Consolas" fo:color="#6A3E3E" fo:font-size="10pt" style:font-size-asian="10pt" style:font-size-complex="10pt" fo:background-color="#00FF00" fo:language="en" fo:country="US"/>
    </style:style>
    <style:style style:name="T262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background-color="#00FF00" fo:language="en" fo:country="US"/>
    </style:style>
    <style:style style:name="P263" style:parent-style-name="Standard" style:family="paragraph">
      <style:paragraph-properties style:text-autospace="none"/>
    </style:style>
    <style:style style:name="T264" style:parent-style-name="Fuentedepárrafopredeter." style:family="text">
      <style:text-properties style:font-name="Consolas" style:font-name-asian="Consolas" style:font-name-complex="Consolas" fo:color="#6A3E3E" fo:font-size="10pt" style:font-size-asian="10pt" style:font-size-complex="10pt" fo:background-color="#00FF00" fo:language="en" fo:country="US"/>
    </style:style>
    <style:style style:name="T265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background-color="#00FF00" fo:language="en" fo:country="US"/>
    </style:style>
    <style:style style:name="T266" style:parent-style-name="Fuentedepárrafopredeter." style:family="text">
      <style:text-properties style:font-name="Consolas" style:font-name-asian="Consolas" style:font-name-complex="Consolas" fo:color="#6A3E3E" fo:font-size="10pt" style:font-size-asian="10pt" style:font-size-complex="10pt" fo:background-color="#00FF00" fo:language="en" fo:country="US"/>
    </style:style>
    <style:style style:name="T267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background-color="#00FF00" fo:language="en" fo:country="US"/>
    </style:style>
    <style:style style:name="P268" style:parent-style-name="Standard" style:family="paragraph">
      <style:paragraph-properties style:text-autospace="none"/>
    </style:style>
    <style:style style:name="T269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background-color="#00FF00" fo:language="en" fo:country="US"/>
    </style:style>
    <style:style style:name="T270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font-style="italic" style:font-style-asian="italic" style:font-style-complex="italic" fo:color="#0000C0" fo:font-size="10pt" style:font-size-asian="10pt" style:font-size-complex="10pt" fo:background-color="#00FF00" fo:language="en" fo:country="US"/>
    </style:style>
    <style:style style:name="T271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background-color="#00FF00" fo:language="en" fo:country="US"/>
    </style:style>
    <style:style style:name="T272" style:parent-style-name="Fuentedepárrafopredeter." style:family="text">
      <style:text-properties style:font-name="Consolas" style:font-name-asian="Consolas" style:font-name-complex="Consolas" fo:color="#6A3E3E" fo:font-size="10pt" style:font-size-asian="10pt" style:font-size-complex="10pt" fo:background-color="#00FF00" fo:language="en" fo:country="US"/>
    </style:style>
    <style:style style:name="T273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background-color="#00FF00" fo:language="en" fo:country="US"/>
    </style:style>
    <style:style style:name="P274" style:parent-style-name="Standard" style:family="paragraph">
      <style:paragraph-properties style:text-autospace="none"/>
    </style:style>
    <style:style style:name="T275" style:parent-style-name="Fuentedepárrafopredeter." style:family="text">
      <style:text-properties style:font-name="Consolas" style:font-name-asian="Consolas" style:font-name-complex="Consolas" fo:color="#6A3E3E" fo:font-size="10pt" style:font-size-asian="10pt" style:font-size-complex="10pt" fo:background-color="#00FF00" fo:language="en" fo:country="US"/>
    </style:style>
    <style:style style:name="T276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background-color="#00FF00" fo:language="en" fo:country="US"/>
    </style:style>
    <style:style style:name="T277" style:parent-style-name="Fuentedepárrafopredeter." style:family="text">
      <style:text-properties style:font-name="Consolas" style:font-name-asian="Consolas" style:font-name-complex="Consolas" fo:color="#6A3E3E" fo:font-size="10pt" style:font-size-asian="10pt" style:font-size-complex="10pt" fo:background-color="#00FF00" fo:language="en" fo:country="US"/>
    </style:style>
    <style:style style:name="T278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background-color="#00FF00" fo:language="en" fo:country="US"/>
    </style:style>
    <style:style style:name="P279" style:parent-style-name="Standard" style:family="paragraph">
      <style:paragraph-properties style:text-autospace="none"/>
    </style:style>
    <style:style style:name="T280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background-color="#00FF00" fo:language="en" fo:country="US"/>
    </style:style>
    <style:style style:name="T281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font-style="italic" style:font-style-asian="italic" style:font-style-complex="italic" fo:color="#0000C0" fo:font-size="10pt" style:font-size-asian="10pt" style:font-size-complex="10pt" fo:background-color="#00FF00" fo:language="en" fo:country="US"/>
    </style:style>
    <style:style style:name="T282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background-color="#00FF00" fo:language="en" fo:country="US"/>
    </style:style>
    <style:style style:name="T283" style:parent-style-name="Fuentedepárrafopredeter." style:family="text">
      <style:text-properties style:font-name="Consolas" style:font-name-asian="Consolas" style:font-name-complex="Consolas" fo:color="#6A3E3E" fo:font-size="10pt" style:font-size-asian="10pt" style:font-size-complex="10pt" fo:background-color="#00FF00" fo:language="en" fo:country="US"/>
    </style:style>
    <style:style style:name="T284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background-color="#00FF00" fo:language="en" fo:country="US"/>
    </style:style>
    <style:style style:name="P285" style:parent-style-name="Standard" style:family="paragraph">
      <style:paragraph-properties style:text-autospace="none"/>
    </style:style>
    <style:style style:name="T286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 fo:language="en" fo:country="US"/>
    </style:style>
    <style:style style:name="T287" style:parent-style-name="Fuentedepárrafopredeter." style:family="text">
      <style:text-properties style:font-name="Consolas" style:font-name-asian="Consolas" style:font-name-complex="Consolas" fo:color="#000000" fo:font-size="10pt" style:font-size-asian="10pt" style:font-size-complex="10pt"/>
    </style:style>
    <style:style style:name="P288" style:parent-style-name="Standard" style:family="paragraph">
      <style:paragraph-properties style:text-autospace="none"/>
      <style:text-properties style:font-name="Consolas" style:font-name-asian="Consolas" style:font-name-complex="Consolas" fo:font-size="10pt" style:font-size-asian="10pt" style:font-size-complex="10pt"/>
    </style:style>
    <style:style style:name="P289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0pt" style:font-size-asian="10pt" style:font-size-complex="10pt"/>
    </style:style>
    <style:style style:name="P290" style:parent-style-name="Standard" style:family="paragraph">
      <style:paragraph-properties style:text-autospace="none"/>
    </style:style>
  </office:automatic-styles>
  <office:body>
    <office:text text:use-soft-page-breaks="true">
      <text:h text:style-name="P1" text:outline-level="2"><text:bookmark-start text:name="4_Uso_de_referencias_a_interface"/><text:bookmark-end text:name="4_Uso_de_referencias_a_interface"/>Uso de referencias a interface</text:h>
      <text:p text:style-name="P2"><text:span text:style-name="T3">Es posible que se sorprenda al descubrir que puede declarar una variable de referencia de un tipo de interfaz. En otras palabras, puede crear una<text:s/></text:span><text:span text:style-name="T4">variable de referencia de interfaz</text:span><text:span text:style-name="T5">.</text:span></text:p>
      <text:p text:style-name="P6"><text:span text:style-name="T7">Dicha variable puede<text:s/></text:span><text:span text:style-name="T8">referirse a cualquier objeto que implemente su interfaz</text:span><text:span text:style-name="T9">. Cuando llama a un método en un objeto a través de una referencia de interfaz, es la versión del método implementado por el objeto que se ejecuta. Este proceso es similar al uso de una referencia de s</text:span><text:span text:style-name="T10">uperclase para acceder a un objeto de subclase.</text:span></text:p>
      <text:p text:style-name="Standard"/>
      <text:p text:style-name="P11"><text:span text:style-name="T12">public</text:span><text:span text:style-name="T13"><text:s/></text:span><text:span text:style-name="T14">interface</text:span><text:span text:style-name="T15"><text:s/>Serie1 {</text:span></text:p>
      <text:p text:style-name="P16"><text:span text:style-name="T17"><text:tab/></text:span><text:span text:style-name="T18">int</text:span><text:span text:style-name="T19"><text:s/>getSiguiente();</text:span></text:p>
      <text:p text:style-name="P20"><text:span text:style-name="T21">}</text:span></text:p>
      <text:p text:style-name="P22"/>
      <text:p text:style-name="P23"><text:span text:style-name="T24">public</text:span><text:span text:style-name="T25"><text:s/></text:span><text:span text:style-name="T26">class</text:span><text:span text:style-name="T27"><text:s/>Persona<text:s/></text:span><text:span text:style-name="T28">implements</text:span><text:span text:style-name="T29"><text:s/>Serie1{</text:span></text:p>
      <text:p text:style-name="P30"><text:span text:style-name="T31">private</text:span><text:span text:style-name="T32"><text:s/>String<text:s/></text:span><text:span text:style-name="T33">nombre</text:span><text:span text:style-name="T34">;</text:span></text:p>
      <text:p text:style-name="P35"><text:span text:style-name="T36">private</text:span><text:span text:style-name="T37"><text:s/></text:span><text:span text:style-name="T38">int</text:span><text:span text:style-name="T39"><text:s/></text:span><text:span text:style-name="T40">edad</text:span><text:span text:style-name="T41">;</text:span></text:p>
      <text:p text:style-name="P42"/>
      <text:p text:style-name="P43"><text:span text:style-name="T44">public</text:span><text:span text:style-name="T45"><text:s/>Persona(String<text:s/></text:span><text:span text:style-name="T46">nombre</text:span><text:span text:style-name="T47">,<text:s/></text:span><text:span text:style-name="T48">int</text:span><text:span text:style-name="T49"><text:s/></text:span><text:span text:style-name="T50">edad</text:span><text:span text:style-name="T51">) {</text:span></text:p>
      <text:p text:style-name="P52"><text:tab/></text:p>
      <text:p text:style-name="P53"><text:span text:style-name="T54"><text:tab/></text:span><text:span text:style-name="T55">this</text:span><text:span text:style-name="T56">.</text:span><text:span text:style-name="T57">nombre</text:span><text:span text:style-name="T58"><text:s/>=<text:s/></text:span><text:span text:style-name="T59">nombre</text:span><text:span text:style-name="T60">;</text:span></text:p>
      <text:p text:style-name="P61"><text:span text:style-name="T62"><text:tab/></text:span><text:span text:style-name="T63">this</text:span><text:span text:style-name="T64">.</text:span><text:span text:style-name="T65">edad</text:span><text:span text:style-name="T66"><text:s/>=<text:s/></text:span><text:span text:style-name="T67">edad</text:span><text:span text:style-name="T68">;</text:span></text:p>
      <text:p text:style-name="P69">}</text:p>
      <text:p text:style-name="P70"><text:span text:style-name="T71">public</text:span><text:span text:style-name="T72"><text:s/>String getNombre() {</text:span></text:p>
      <text:p text:style-name="P73"><text:span text:style-name="T74"><text:tab/></text:span><text:span text:style-name="T75">return</text:span><text:span text:style-name="T76"><text:s/></text:span><text:span text:style-name="T77">nombre</text:span><text:span text:style-name="T78">;</text:span></text:p>
      <text:p text:style-name="P79">}</text:p>
      <text:p text:style-name="P80"><text:span text:style-name="T81">public</text:span><text:span text:style-name="T82"><text:s/></text:span><text:span text:style-name="T83">void</text:span><text:span text:style-name="T84"><text:s/>setNombre(String<text:s/></text:span><text:span text:style-name="T85">nombre</text:span><text:span text:style-name="T86">) {</text:span></text:p>
      <text:p text:style-name="P87"><text:span text:style-name="T88"><text:tab/></text:span><text:span text:style-name="T89">this</text:span><text:span text:style-name="T90">.</text:span><text:span text:style-name="T91">nombre</text:span><text:span text:style-name="T92"><text:s/>=<text:s/></text:span><text:span text:style-name="T93">nombre</text:span><text:span text:style-name="T94">;</text:span></text:p>
      <text:p text:style-name="P95">}</text:p>
      <text:p text:style-name="P96"><text:span text:style-name="T97">public</text:span><text:span text:style-name="T98"><text:s/></text:span><text:span text:style-name="T99">int</text:span><text:span text:style-name="T100"><text:s/>getEdad() {</text:span></text:p>
      <text:p text:style-name="P101"><text:span text:style-name="T102"><text:tab/></text:span><text:span text:style-name="T103">return</text:span><text:span text:style-name="T104"><text:s/></text:span><text:span text:style-name="T105">edad</text:span><text:span text:style-name="T106">;</text:span></text:p>
      <text:p text:style-name="P107">}</text:p>
      <text:p text:style-name="P108"><text:span text:style-name="T109">public</text:span><text:span text:style-name="T110"><text:s/></text:span><text:span text:style-name="T111">void</text:span><text:span text:style-name="T112"><text:s/>setEdad(</text:span><text:span text:style-name="T113">int</text:span><text:span text:style-name="T114"><text:s/></text:span><text:span text:style-name="T115">edad</text:span><text:span text:style-name="T116">) {</text:span></text:p>
      <text:p text:style-name="P117"><text:span text:style-name="T118"><text:tab/></text:span><text:span text:style-name="T119">this</text:span><text:span text:style-name="T120">.</text:span><text:span text:style-name="T121">edad</text:span><text:span text:style-name="T122"><text:s/>=<text:s/></text:span><text:span text:style-name="T123">edad</text:span><text:span text:style-name="T124">;</text:span></text:p>
      <text:p text:style-name="P125">}</text:p>
      <text:p text:style-name="P126"><text:span text:style-name="T127"><text:s/></text:span><text:span text:style-name="T128">public</text:span><text:span text:style-name="T129"><text:s/></text:span><text:span text:style-name="T130">int</text:span><text:span text:style-name="T131"><text:s/>getSiguiente() {</text:span></text:p>
      <text:p text:style-name="P132"><text:span text:style-name="T133"><text:tab/></text:span><text:span text:style-name="T134">return</text:span><text:span text:style-name="T135"><text:s/></text:span><text:span text:style-name="T136">edad</text:span><text:span text:style-name="T137">+1;</text:span></text:p>
      <text:p text:style-name="P138">}</text:p>
      <text:p text:style-name="P139"><text:span text:style-name="T140">}</text:span></text:p>
      <text:p text:style-name="P141"/>
      <text:p text:style-name="P142"/>
      <text:p text:style-name="P143"><text:span text:style-name="T144">public</text:span><text:span text:style-name="T145"><text:s/></text:span><text:span text:style-name="T146">class</text:span><text:span text:style-name="T147"><text:s/>Piso<text:s/></text:span><text:span text:style-name="T148">implements</text:span><text:span text:style-name="T149"><text:s/>Serie1 {</text:span></text:p>
      <text:p text:style-name="P150"><text:span text:style-name="T151">private</text:span><text:span text:style-name="T152"><text:s/></text:span><text:span text:style-name="T153">int</text:span><text:span text:style-name="T154"><text:s/></text:span><text:span text:style-name="T155">planta</text:span><text:span text:style-name="T156">;</text:span></text:p>
      <text:p text:style-name="P157"/>
      <text:p text:style-name="P158"><text:span text:style-name="T159">public</text:span><text:span text:style-name="T160"><text:s/>Piso(</text:span><text:span text:style-name="T161">int</text:span><text:span text:style-name="T162"><text:s/></text:span><text:span text:style-name="T163">planta</text:span><text:span text:style-name="T164">) {</text:span></text:p>
      <text:p text:style-name="P165"><text:tab/></text:p>
      <text:p text:style-name="P166"><text:span text:style-name="T167"><text:tab/></text:span><text:span text:style-name="T168">this</text:span><text:span text:style-name="T169">.</text:span><text:span text:style-name="T170">planta</text:span><text:span text:style-name="T171"><text:s/>=<text:s/></text:span><text:span text:style-name="T172">planta</text:span><text:span text:style-name="T173">;</text:span></text:p>
      <text:p text:style-name="P174">}</text:p>
      <text:p text:style-name="P175"/>
      <text:p text:style-name="P176"><text:span text:style-name="T177">public</text:span><text:span text:style-name="T178"><text:s/></text:span><text:span text:style-name="T179">int</text:span><text:span text:style-name="T180"><text:s/>getPlanta() {</text:span></text:p>
      <text:p text:style-name="P181"><text:span text:style-name="T182"><text:tab/></text:span><text:span text:style-name="T183">return</text:span><text:span text:style-name="T184"><text:s/></text:span><text:span text:style-name="T185">planta</text:span><text:span text:style-name="T186">;</text:span></text:p>
      <text:p text:style-name="P187">}</text:p>
      <text:p text:style-name="P188"/>
      <text:p text:style-name="P189"><text:span text:style-name="T190">public</text:span><text:span text:style-name="T191"><text:s/></text:span><text:span text:style-name="T192">void</text:span><text:span text:style-name="T193"><text:s/>setPlanta(</text:span><text:span text:style-name="T194">int</text:span><text:span text:style-name="T195"><text:s/></text:span><text:span text:style-name="T196">planta</text:span><text:span text:style-name="T197">) {</text:span></text:p>
      <text:p text:style-name="P198"><text:span text:style-name="T199"><text:tab/></text:span><text:span text:style-name="T200">this</text:span><text:span text:style-name="T201">.</text:span><text:span text:style-name="T202">planta</text:span><text:span text:style-name="T203"><text:s/>=<text:s/></text:span><text:span text:style-name="T204">planta</text:span><text:span text:style-name="T205">;</text:span></text:p>
      <text:p text:style-name="P206">}</text:p>
      <text:p text:style-name="P207"><text:span text:style-name="T208">public</text:span><text:span text:style-name="T209"><text:s/></text:span><text:span text:style-name="T210">int</text:span><text:span text:style-name="T211"><text:s/>getSiguiente() {</text:span></text:p>
      <text:p text:style-name="P212"><text:span text:style-name="T213"><text:tab/></text:span><text:span text:style-name="T214">return</text:span><text:span text:style-name="T215"><text:s/></text:span><text:span text:style-name="T216">planta</text:span><text:span text:style-name="T217">+2;</text:span></text:p>
      <text:p text:style-name="P218">}</text:p>
      <text:p text:style-name="P219"><text:span text:style-name="T220">}</text:span></text:p>
      <text:p text:style-name="P221"/>
      <text:p text:style-name="P222"/>
      <text:p text:style-name="P223"><text:span text:style-name="T224">public</text:span><text:span text:style-name="T225"><text:s/></text:span><text:span text:style-name="T226">class</text:span><text:span text:style-name="T227"><text:s/>pruebaInterface {</text:span></text:p>
      <text:p text:style-name="P228"/>
      <text:p text:style-name="P229"><text:span text:style-name="T230"><text:tab/></text:span><text:span text:style-name="T231">public</text:span><text:span text:style-name="T232"><text:s/></text:span><text:span text:style-name="T233">static</text:span><text:span text:style-name="T234"><text:s/></text:span><text:span text:style-name="T235">void</text:span><text:span text:style-name="T236"><text:s/>main(String[]<text:s/></text:span><text:span text:style-name="T237">args</text:span><text:span text:style-name="T238">) {</text:span></text:p>
      <text:p text:style-name="P239"><text:span text:style-name="T240"><text:tab/></text:span><text:span text:style-name="T241"><text:tab/></text:span><text:span text:style-name="T242">//<text:s/></text:span><text:span text:style-name="T243">TODO</text:span><text:span text:style-name="T244"><text:s/>Auto-generated method stub</text:span></text:p>
      <text:p text:style-name="P245"><text:span text:style-name="T246">Persona<text:s/></text:span><text:span text:style-name="T247">p</text:span><text:span text:style-name="T248">=</text:span><text:span text:style-name="T249">new</text:span><text:span text:style-name="T250"><text:s/>Persona(</text:span><text:span text:style-name="T251">"pepe"</text:span><text:span text:style-name="T252">,34);</text:span></text:p>
      <text:p text:style-name="P253"><text:span text:style-name="T254">Piso<text:s/></text:span><text:span text:style-name="T255">ps</text:span><text:span text:style-name="T256">=</text:span><text:span text:style-name="T257">new</text:span><text:span text:style-name="T258"><text:s/>Piso(2);</text:span></text:p>
      <text:p text:style-name="P259"><text:span text:style-name="T260">Serie1<text:s/></text:span><text:span text:style-name="T261">s</text:span><text:span text:style-name="T262">;</text:span></text:p>
      <text:p text:style-name="P263"><text:span text:style-name="T264">s</text:span><text:span text:style-name="T265">=</text:span><text:span text:style-name="T266">p</text:span><text:span text:style-name="T267">;</text:span></text:p>
      <text:p text:style-name="P268"><text:span text:style-name="T269">System.</text:span><text:span text:style-name="T270">out</text:span><text:span text:style-name="T271">.println(</text:span><text:span text:style-name="T272">s</text:span><text:span text:style-name="T273">.getSiguiente());</text:span></text:p>
      <text:p text:style-name="P274"><text:span text:style-name="T275">s</text:span><text:span text:style-name="T276">=</text:span><text:span text:style-name="T277">ps</text:span><text:span text:style-name="T278">;</text:span></text:p>
      <text:p text:style-name="P279"><text:span text:style-name="T280">System.</text:span><text:span text:style-name="T281">out</text:span><text:span text:style-name="T282">.println(</text:span><text:span text:style-name="T283">s</text:span><text:span text:style-name="T284">.getSiguiente());</text:span></text:p>
      <text:p text:style-name="P285"><text:span text:style-name="T286"><text:tab/></text:span><text:span text:style-name="T287">}</text:span></text:p>
      <text:p text:style-name="P288"/>
      <text:p text:style-name="P289">}</text:p>
      <text:p text:style-name="P2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tillium Web" svg:font-family="Titillium Web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text-properties style:font-name="Times New Roman" style:font-name-asian="SimSu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calderon017@outlook.es</dc:creator>
    <meta:creation-date>2019-11-26T20:56:00Z</meta:creation-date>
    <dc:date>2020-02-16T10:53:00Z</dc:date>
    <meta:template xlink:href="Normal" xlink:type="simple"/>
    <meta:editing-cycles>5</meta:editing-cycles>
    <meta:editing-duration>PT2940S</meta:editing-duration>
    <meta:document-statistic meta:page-count="1" meta:paragraph-count="3" meta:word-count="238" meta:character-count="1549" meta:row-count="10" meta:non-whitespace-character-count="1314"/>
  </office:meta>
</office:document-meta>
</file>